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470000005E077C932A3C8A9082.png" manifest:media-type="image/png"/>
  <manifest:file-entry manifest:full-path="Pictures/100000000000064000000384C6D726A5C21F9DC3.jpg" manifest:media-type="image/jpeg"/>
  <manifest:file-entry manifest:full-path="Pictures/1000000000000020000000204B249CA79A42C6D7.png" manifest:media-type="image/png"/>
  <manifest:file-entry manifest:full-path="Pictures/100000000000064000000384BC901C410B0F58AA.jpg" manifest:media-type="image/jpeg"/>
  <manifest:file-entry manifest:full-path="Pictures/100000000000064000000384BB74855C33377708.jpg" manifest:media-type="image/jpeg"/>
  <manifest:file-entry manifest:full-path="Pictures/1000020100000258000000C813404DEC3EED837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DINOT" svg:font-family="DINOT"/>
    <style:font-face style:name="Times New Roman1" svg:font-family="'Times New Roman'"/>
    <style:font-face style:name="Arial1" svg:font-family="Arial" style:font-pitch="variable"/>
    <style:font-face style:name="Bitstream Vera Sans" svg:font-family="'Bitstream Vera Sans'" style:font-pitch="variable"/>
    <style:font-face style:name="DINOT1" svg:font-family="DINOT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2.988cm" fo:min-width="5.85cm"/>
    </style:style>
    <style:style style:name="gr3" style:family="graphic" style:parent-style-name="standard">
      <style:graphic-properties draw:fill="solid" draw:fill-color="#069a2e" draw:textarea-horizontal-align="justify" draw:textarea-vertical-align="middle" draw:auto-grow-height="false" fo:min-height="1.972cm" fo:min-width="3.818cm"/>
    </style:style>
    <style:style style:name="gr4" style:family="graphic" style:parent-style-name="standard">
      <style:graphic-properties draw:fill="solid" draw:fill-color="#f10d0c" draw:textarea-horizontal-align="justify" draw:textarea-vertical-align="middle" draw:auto-grow-height="false" fo:min-height="1.041cm" fo:min-width="2.04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2a6099" draw:textarea-horizontal-align="justify" draw:textarea-vertical-align="middle" draw:auto-grow-height="false" fo:min-height="8.503cm" fo:min-width="0cm"/>
    </style:style>
    <style:style style:name="gr8" style:family="graphic" style:parent-style-name="standard">
      <style:graphic-properties draw:fill="solid" draw:fill-color="#2a6099" draw:textarea-horizontal-align="justify" draw:textarea-vertical-align="middle" draw:auto-grow-height="false" fo:min-height="7.751cm" fo:min-width="0cm"/>
    </style:style>
    <style:style style:name="gr9" style:family="graphic" style:parent-style-name="standard">
      <style:graphic-properties draw:fill="solid" draw:fill-color="#f10d0c" draw:textarea-horizontal-align="justify" draw:textarea-vertical-align="middle" draw:auto-grow-height="false" fo:min-height="0.279cm" fo:min-width="2.168cm"/>
    </style:style>
    <style:style style:name="gr10" style:family="graphic" style:parent-style-name="standard">
      <style:graphic-properties draw:fill="solid" draw:fill-color="#069a2e" draw:textarea-horizontal-align="justify" draw:textarea-vertical-align="middle" draw:auto-grow-height="false" fo:min-height="2.786cm" fo:min-width="6.21cm"/>
    </style:style>
    <style:style style:name="gr11" style:family="graphic" style:parent-style-name="standard">
      <style:graphic-properties draw:fill="solid" draw:fill-color="#5983b0" fo:min-height="1.782cm" fo:min-width="4.834cm"/>
    </style:style>
    <style:style style:name="gr12" style:family="graphic" style:parent-style-name="standard">
      <style:graphic-properties draw:fill="solid" draw:fill-color="#e6e905" draw:textarea-horizontal-align="justify" draw:textarea-vertical-align="middle" draw:auto-grow-height="false" fo:min-height="0.851cm" fo:min-width="2.422cm"/>
    </style:style>
    <style:style style:name="gr13" style:family="graphic" style:parent-style-name="standard">
      <style:graphic-properties svg:stroke-opacity="0%" draw:fill="solid" draw:fill-color="#5983b0" draw:textarea-horizontal-align="justify" draw:textarea-vertical-align="middle" draw:auto-grow-height="false" fo:min-height="0.844cm" fo:min-width="1.405cm"/>
    </style:style>
    <style:style style:name="gr14" style:family="graphic" style:parent-style-name="standard">
      <style:graphic-properties draw:textarea-horizontal-align="justify" draw:textarea-vertical-align="middle" draw:auto-grow-height="false" fo:min-height="7.751cm" fo:min-width="0cm"/>
    </style:style>
    <style:style style:name="pr1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font-size="40pt" style:font-size-asian="40pt" style:font-size-complex="4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7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729fcf"/>
      <style:paragraph-properties fo:text-align="center"/>
    </style:style>
    <style:style style:name="P10" style:family="paragraph">
      <loext:graphic-properties draw:fill="solid" draw:fill-color="#069a2e"/>
      <style:paragraph-properties fo:text-align="center"/>
    </style:style>
    <style:style style:name="P11" style:family="paragraph">
      <loext:graphic-properties draw:fill="solid" draw:fill-color="#f10d0c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solid" draw:fill-color="#5983b0"/>
      <style:paragraph-properties fo:text-align="center"/>
    </style:style>
    <style:style style:name="P16" style:family="paragraph">
      <loext:graphic-properties draw:fill="solid" draw:fill-color="#e6e905"/>
      <style:paragraph-properties fo:text-align="center"/>
    </style:style>
    <style:style style:name="P17" style:family="paragraph">
      <style:paragraph-properties fo:margin-left="0cm" fo:margin-right="0cm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INOT" fo:font-size="36pt" fo:letter-spacing="normal" fo:font-style="normal" style:text-underline-style="none" fo:font-weight="normal" style:font-size-asian="36pt" style:font-style-asian="normal" style:font-weight-asian="normal" style:font-name-complex="DINOT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INOT" fo:font-size="26pt" fo:letter-spacing="normal" fo:font-style="normal" style:text-underline-style="none" fo:font-weight="normal" style:font-size-asian="26pt" style:font-style-asian="normal" style:font-weight-asian="normal" style:font-name-complex="DINOT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INOT" fo:font-size="24pt" fo:letter-spacing="normal" fo:font-style="normal" style:text-underline-style="none" fo:font-weight="normal" style:font-size-asian="24pt" style:font-style-asian="normal" style:font-weight-asian="normal" style:font-name-complex="DINOT" style:font-size-complex="24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1126ff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name="Content Placeholder 2" presentation:style-name="pr1" draw:text-style-name="P2" draw:layer="layout" svg:width="22.859cm" svg:height="9.428cm" svg:x="1.27cm" svg:y="3.334cm" presentation:class="outline" presentation:user-transformed="true">
          <draw:text-box>
            <text:list text:style-name="L1">
              <text:list-header>
                <text:p text:style-name="P1"><text:span text:style-name="T1">Scalable </text:span><text:span text:style-name="T1">integration </text:span><text:span text:style-name="T1">tests for </text:span><text:span text:style-name="T1">React using </text:span><text:span text:style-name="T1">TypeScript</text:span></text:p>
                <text:p text:style-name="P1"><text:span text:style-name="T2">Erlend Viddal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name="Title 1" presentation:style-name="pr3" draw:text-style-name="P5" draw:layer="layout" svg:width="22.859cm" svg:height="2.38cm" svg:x="1.27cm" svg:y="0.572cm" presentation:class="title">
          <draw:text-box>
            <text:p text:style-name="P4"><text:span text:style-name="T3">Why do we test?</text:span></text:p>
          </draw:text-box>
        </draw:frame>
        <draw:frame draw:name="Content Placeholder 2" presentation:style-name="pr1" draw:text-style-name="P6" draw:layer="layout" svg:width="22.859cm" svg:height="9.428cm" svg:x="1.27cm" svg:y="3.334cm" presentation:class="outline" presentation:user-transformed="true">
          <draw:text-box>
            <text:list text:style-name="L1">
              <text:list-item>
                <text:p>Confidence that our system works as intended</text:p>
              </text:list-item>
              <text:list-item>
                <text:p>Must retest after every change in the system</text:p>
              </text:list-item>
              <text:list-item>
                <text:p>Cheap tests enable chang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5" draw:layer="layout" svg:width="22.859cm" svg:height="2.38cm" svg:x="1.27cm" svg:y="0.572cm" presentation:class="title" presentation:user-transformed="true">
          <draw:text-box>
            <text:p text:style-name="P4"><text:span text:style-name="T3">Tests should...</text:span></text:p>
          </draw:text-box>
        </draw:frame>
        <draw:frame draw:name="Content Placeholder 2" presentation:style-name="pr1" draw:text-style-name="P6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 text:style-name="P7"><text:span text:style-name="T4">Read easily </text:span></text:p>
              </text:list-item>
              <text:list-item>
                <text:p><text:span text:style-name="T4">Run quick enough</text:span></text:p>
              </text:list-item>
              <text:list-item>
                <text:p><text:span text:style-name="T4">Tolerate system </text:span><text:span text:style-name="T4">change</text:span></text:p>
              </text:list-item>
              <text:list-item>
                <text:p><text:span text:style-name="T4">Inspire confiden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1">
        <draw:frame draw:name="Title 1" presentation:style-name="pr3" draw:text-style-name="P5" draw:layer="layout" svg:width="22.859cm" svg:height="2.38cm" svg:x="1.27cm" svg:y="0.572cm" presentation:class="title" presentation:user-transformed="true">
          <draw:text-box>
            <text:p text:style-name="P4"><text:span text:style-name="T3">Secondary objectives</text:span></text:p>
          </draw:text-box>
        </draw:frame>
        <draw:frame draw:name="Content Placeholder 2" presentation:style-name="pr1" draw:text-style-name="P6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 text:style-name="P7"><text:span text:style-name="T4">Document system </text:span><text:span text:style-name="T4">requirements</text:span></text:p>
              </text:list-item>
              <text:list-item>
                <text:p text:style-name="P7"><text:span text:style-name="T4">Document </text:span><text:span text:style-name="T4">implementation</text:span></text:p>
              </text:list-item>
              <text:list-item>
                <text:p text:style-name="P7"><text:span text:style-name="T4">Guiding system </text:span><text:span text:style-name="T4">design</text:span></text:p>
              </text:list-item>
              <text:list-item>
                <text:p text:style-name="P7"><text:span text:style-name="T4">Code <text:s/>coverag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1">
        <draw:frame draw:name="Title 1" presentation:style-name="pr3" draw:text-style-name="P5" draw:layer="layout" svg:width="22.859cm" svg:height="2.38cm" svg:x="1.27cm" svg:y="0.572cm" presentation:class="title" presentation:user-transformed="true">
          <draw:text-box>
            <text:p text:style-name="P4"><text:span text:style-name="T3">What kind of confidence do tests provide?</text:span></text:p>
          </draw:text-box>
        </draw:frame>
        <draw:frame draw:name="Content Placeholder 2" presentation:style-name="pr1" draw:text-style-name="P6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 text:style-name="P7"><text:span text:style-name="T4">Unit tests – class – </text:span><text:span text:style-name="T4">brakes stop wheel</text:span></text:p>
              </text:list-item>
              <text:list-item>
                <text:p text:style-name="P7"><text:span text:style-name="T4">Integration tests – </text:span><text:span text:style-name="T4">app – Driver can </text:span><text:span text:style-name="T4">stop car effectively</text:span></text:p>
              </text:list-item>
              <text:list-item>
                <text:p text:style-name="P7"><text:span text:style-name="T4">End-to-end tests – </text:span><text:span text:style-name="T4">system – Person can </text:span><text:span text:style-name="T4">get from home to </text:span><text:span text:style-name="T4">work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1">
        <draw:frame draw:name="Title 1" presentation:style-name="pr3" draw:text-style-name="P5" draw:layer="layout" svg:width="22.859cm" svg:height="2.38cm" svg:x="1.27cm" svg:y="0.572cm" presentation:class="title" presentation:user-transformed="true">
          <draw:text-box>
            <text:p text:style-name="P4"><text:span text:style-name="T3">Testing pyramid</text:span></text:p>
          </draw:text-box>
        </draw:frame>
        <draw:custom-shape draw:style-name="gr2" draw:text-style-name="P9" draw:layer="layout" svg:width="12.7cm" svg:height="9.714cm" svg:x="5.842cm" svg:y="3.24cm">
          <text:p text:style-name="P1"/>
          <text:p text:style-name="P1"/>
          <text:p text:style-name="P1"/>
          <text:p text:style-name="P1"/>
          <text:p text:style-name="P1">Unit tests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0" draw:layer="layout" svg:width="8.636cm" svg:height="6.666cm" svg:x="7.874cm" svg:y="3.24cm">
          <text:p text:style-name="P1"/>
          <text:p text:style-name="P1"/>
          <text:p text:style-name="P1">Integration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786.182462356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1" draw:layer="layout" svg:width="5.08cm" svg:height="3.872cm" svg:x="9.652cm" svg:y="3.24cm">
          <text:p text:style-name="P1">E2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2" draw:layer="layout" svg:x1="20.066cm" svg:y1="13.05cm" svg:x2="20.066cm" svg:y2="3.048cm">
          <text:p/>
        </draw:line>
        <draw:line draw:style-name="gr5" draw:text-style-name="P12" draw:layer="layout" svg:x1="4.064cm" svg:y1="3.302cm" svg:x2="4.064cm" svg:y2="12.7cm">
          <text:p/>
        </draw:line>
        <draw:frame draw:style-name="gr6" draw:text-style-name="P13" draw:layer="layout" svg:width="1.806cm" svg:height="0.962cm" svg:x="4.318cm" svg:y="7.62cm">
          <draw:text-box>
            <text:p>Cost</text:p>
          </draw:text-box>
        </draw:frame>
        <draw:frame draw:style-name="gr6" draw:text-style-name="P13" draw:layer="layout" svg:width="3.702cm" svg:height="0.962cm" svg:x="20.32cm" svg:y="7.674cm">
          <draw:text-box>
            <text:p>Confidence</text:p>
          </draw:text-box>
        </draw:frame>
        <draw:custom-shape draw:style-name="gr7" draw:text-style-name="P14" draw:layer="layout" svg:width="0.508cm" svg:height="10.002cm" svg:x="19.559cm" svg:y="2.95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4" draw:layer="layout" svg:width="0.508cm" svg:height="9.144cm" svg:x="3.049cm" svg:y="3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1">
        <draw:frame draw:name="Title 1" presentation:style-name="pr3" draw:text-style-name="P5" draw:layer="layout" svg:width="22.859cm" svg:height="2.38cm" svg:x="1.27cm" svg:y="0.572cm" presentation:class="title" presentation:user-transformed="true">
          <draw:text-box>
            <text:p text:style-name="P4"><text:span text:style-name="T3">Testing trophy</text:span></text:p>
          </draw:text-box>
        </draw:frame>
        <draw:custom-shape draw:style-name="gr9" draw:text-style-name="P11" draw:layer="layout" svg:width="5.334cm" svg:height="1.586cm" svg:x="9.752cm" svg:y="3.24cm">
          <text:p text:style-name="P1">E2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2" draw:layer="layout" svg:x1="20.066cm" svg:y1="13.05cm" svg:x2="20.066cm" svg:y2="3.048cm">
          <text:p/>
        </draw:line>
        <draw:line draw:style-name="gr5" draw:text-style-name="P12" draw:layer="layout" svg:x1="4.064cm" svg:y1="3.302cm" svg:x2="4.064cm" svg:y2="12.7cm">
          <text:p/>
        </draw:line>
        <draw:frame draw:style-name="gr6" draw:text-style-name="P13" draw:layer="layout" svg:width="1.806cm" svg:height="0.962cm" svg:x="4.318cm" svg:y="7.62cm">
          <draw:text-box>
            <text:p>Cost</text:p>
          </draw:text-box>
        </draw:frame>
        <draw:frame draw:style-name="gr6" draw:text-style-name="P13" draw:layer="layout" svg:width="3.702cm" svg:height="0.962cm" svg:x="20.32cm" svg:y="7.674cm">
          <draw:text-box>
            <text:p>Confidence</text:p>
          </draw:text-box>
        </draw:frame>
        <draw:custom-shape draw:style-name="gr10" draw:text-style-name="P10" draw:layer="layout" svg:width="10.668cm" svg:height="4.826cm" svg:x="7.112cm" svg:y="4.826cm">
          <text:p text:style-name="P1">Integrati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5" draw:layer="layout" svg:width="5.334cm" svg:height="2.032cm" svg:x="9.806cm" svg:y="9.652cm">
          <text:p text:style-name="P1"/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433.589503280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6" draw:layer="layout" svg:width="5.842cm" svg:height="3.302cm" svg:x="9.652cm" svg:y="9.906cm">
          <text:p text:style-name="P1">Static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5" draw:layer="layout" svg:width="1.905cm" svg:height="1.094cm" svg:x="11.608cm" svg:y="9.906cm">
          <text:p text:style-name="P1">Un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508cm" svg:height="9.144cm" svg:x="3.048cm" svg:y="3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4" draw:layer="layout" svg:width="0.508cm" svg:height="10.002cm" svg:x="19.558cm" svg:y="2.95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1">
        <draw:frame draw:name="Title 1" presentation:style-name="pr3" draw:text-style-name="P5" draw:layer="layout" svg:width="22.859cm" svg:height="2.38cm" svg:x="1.27cm" svg:y="0.572cm" presentation:class="title" presentation:user-transformed="true">
          <draw:text-box>
            <text:p text:style-name="P4"><text:span text:style-name="T3">Integration tests are complex</text:span></text:p>
          </draw:text-box>
        </draw:frame>
        <draw:frame draw:name="Content Placeholder 2" presentation:style-name="pr1" draw:text-style-name="P6" draw:layer="layout" svg:width="22.859cm" svg:height="9.428cm" svg:x="1.525cm" svg:y="4.034cm" presentation:class="outline" presentation:user-transformed="true">
          <draw:text-box>
            <text:list text:style-name="L3">
              <text:list-item>
                <text:p text:style-name="P7"><text:span text:style-name="T4">All behavior of </text:span><text:span text:style-name="T4">application</text:span></text:p>
              </text:list-item>
              <text:list-item>
                <text:p text:style-name="P7"><text:span text:style-name="T4">Plus define input</text:span></text:p>
              </text:list-item>
              <text:list-item>
                <text:p text:style-name="P7"><text:span text:style-name="T4">Plus check output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1">
        <draw:frame draw:name="Title 1" presentation:style-name="pr3" draw:text-style-name="P5" draw:layer="layout" svg:width="22.859cm" svg:height="2.38cm" svg:x="1.27cm" svg:y="0.572cm" presentation:class="title" presentation:user-transformed="true">
          <draw:text-box>
            <text:p text:style-name="P4"><text:span text:style-name="T3">Developers are main audience of tests</text:span></text:p>
          </draw:text-box>
        </draw:frame>
        <draw:frame draw:name="Content Placeholder 2" presentation:style-name="pr1" draw:text-style-name="P6" draw:layer="layout" svg:width="22.859cm" svg:height="9.428cm" svg:x="1.525cm" svg:y="4.034cm" presentation:class="outline" presentation:user-transformed="true">
          <draw:text-box>
            <text:list text:style-name="L3">
              <text:list-item>
                <text:p text:style-name="P7"><text:span text:style-name="T4">Developers change </text:span><text:span text:style-name="T4">the system</text:span></text:p>
              </text:list-item>
              <text:list-item>
                <text:p text:style-name="P7"><text:span text:style-name="T4">Developers change </text:span><text:span text:style-name="T4">the tests</text:span></text:p>
              </text:list-item>
              <text:list-item>
                <text:p text:style-name="P7"><text:span text:style-name="T4">Developers spend </text:span><text:span text:style-name="T4">the most time with </text:span><text:span text:style-name="T4">tests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1">
        <draw:frame draw:name="Title 1" presentation:style-name="pr3" draw:text-style-name="P5" draw:layer="layout" svg:width="22.859cm" svg:height="2.38cm" svg:x="1.27cm" svg:y="0.572cm" presentation:class="title" presentation:user-transformed="true">
          <draw:text-box>
            <text:p text:style-name="P4"><text:span text:style-name="T3">Secondary audience</text:span></text:p>
          </draw:text-box>
        </draw:frame>
        <draw:frame draw:name="Content Placeholder 2" presentation:style-name="pr1" draw:text-style-name="P6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 text:style-name="P7"><text:span text:style-name="T5">Boss</text:span></text:p>
                <text:list>
                  <text:list-item>
                    <text:p text:style-name="P17"><text:span text:style-name="T5">Needs to </text:span><text:span text:style-name="T5">demonstrate </text:span><text:span text:style-name="T5">confidence that </text:span><text:span text:style-name="T5">service is provided</text:span></text:p>
                  </text:list-item>
                </text:list>
              </text:list-item>
              <text:list-item>
                <text:p text:style-name="P7"><text:span text:style-name="T5">Tester</text:span></text:p>
                <text:list>
                  <text:list-item>
                    <text:p text:style-name="P17"><text:span text:style-name="T5">Needs to </text:span><text:span text:style-name="T5">document that </text:span><text:span text:style-name="T5">everything is </text:span><text:span text:style-name="T5">tested</text:span></text:p>
                  </text:list-item>
                </text:list>
              </text:list-item>
              <text:list-item>
                <text:p text:style-name="P17"><text:span text:style-name="T5">Functional resources</text:span></text:p>
                <text:list>
                  <text:list-item>
                    <text:p text:style-name="P17"><text:span text:style-name="T5">Need to document </text:span><text:span text:style-name="T5">system behavior </text:span><text:span text:style-name="T5">matches int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1">
        <draw:frame draw:name="Title 1" presentation:style-name="pr3" draw:text-style-name="P5" draw:layer="layout" svg:width="22.859cm" svg:height="2.38cm" svg:x="1.27cm" svg:y="0.572cm" presentation:class="title" presentation:user-transformed="true">
          <draw:text-box>
            <text:p text:style-name="P4"><text:span text:style-name="T3">Develop the tests like you develop the application</text:span></text:p>
          </draw:text-box>
        </draw:frame>
        <draw:frame draw:name="Content Placeholder 2" presentation:style-name="pr1" draw:text-style-name="P6" draw:layer="layout" svg:width="22.859cm" svg:height="9.428cm" svg:x="1.27cm" svg:y="3.334cm" presentation:class="outline" presentation:user-transformed="true">
          <draw:text-box>
            <text:list text:style-name="L1">
              <text:list-item>
                <text:p>Analyze and design when necessary</text:p>
              </text:list-item>
              <text:list-item>
                <text:p>Write code, make errors, learn, refactor</text:p>
              </text:list-item>
              <text:list-item>
                <text:p>Reuse application logic and abstract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1">
        <draw:frame draw:name="Title 1" presentation:style-name="pr3" draw:text-style-name="P5" draw:layer="layout" svg:width="22.859cm" svg:height="2.38cm" svg:x="1.27cm" svg:y="0.572cm" presentation:class="title" presentation:user-transformed="true">
          <draw:text-box>
            <text:p text:style-name="P4"><text:span text:style-name="T3">Consider writing a test harness</text:span></text:p>
          </draw:text-box>
        </draw:frame>
        <draw:frame draw:name="Content Placeholder 2" presentation:style-name="pr1" draw:text-style-name="P6" draw:layer="layout" svg:width="22.859cm" svg:height="9.428cm" svg:x="1.525cm" svg:y="4.034cm" presentation:class="outline" presentation:user-transformed="true">
          <draw:text-box>
            <text:list text:style-name="L3">
              <text:list-item>
                <text:p text:style-name="P7"><text:span text:style-name="T4">Frameworks are </text:span><text:span text:style-name="T4">designed for all </text:span><text:span text:style-name="T4">systems</text:span></text:p>
              </text:list-item>
              <text:list-item>
                <text:p text:style-name="P7"><text:span text:style-name="T4">Custom framework </text:span><text:span text:style-name="T4">for just your </text:span><text:span text:style-name="T4">application is a </text:span><text:span text:style-name="T4">much simpler </text:span><text:span text:style-name="T4">problem</text:span></text:p>
              </text:list-item>
              <text:list-item>
                <text:p text:style-name="P7"><text:span text:style-name="T4">A test harness is an </text:span><text:span text:style-name="T4">interfrace to the </text:span><text:span text:style-name="T4">application</text:span></text:p>
                <text:list>
                  <text:list-item>
                    <text:p><text:span text:style-name="T4">Just like gui/RES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DINOT" svg:font-family="DINOT"/>
    <style:font-face style:name="Times New Roman1" svg:font-family="'Times New Roman'"/>
    <style:font-face style:name="Arial1" svg:font-family="Arial" style:font-pitch="variable"/>
    <style:font-face style:name="Bitstream Vera Sans" svg:font-family="'Bitstream Vera Sans'" style:font-pitch="variable"/>
    <style:font-face style:name="DINOT1" svg:font-family="DINOT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cccccc" draw:end-color="#666666" draw:start-intensity="100%" draw:end-intensity="100%" draw:angle="0" draw:border="0%"/>
    <draw:gradient draw:name="Gradient_20_2" draw:display-name="Gradient 2" draw:style="linear" draw:start-color="#3465a4" draw:end-color="#b4c7dc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2a6099" draw:end-color="#dee6ef" draw:start-intensity="100%" draw:end-intensity="50%" draw:angle="1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sFillBitmap_20_1" draw:display-name="msFillBitmap 1" xlink:href="Pictures/100000000000064000000384C6D726A5C21F9DC3.jpg" xlink:type="simple" xlink:show="embed" xlink:actuate="onLoad"/>
    <draw:fill-image draw:name="msFillBitmap_20_2" draw:display-name="msFillBitmap 2" xlink:href="Pictures/100000000000064000000384BB74855C33377708.jpg" xlink:type="simple" xlink:show="embed" xlink:actuate="onLoad"/>
    <draw:fill-image draw:name="msFillBitmap_20_3" draw:display-name="msFillBitmap 3" xlink:href="Pictures/100000000000064000000384BC901C410B0F58AA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Bitstream Vera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gradient" draw:fill-color="#729fcf" draw:secondary-fill-color="#729fcf" draw:fill-gradient-name="Gradient_20_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2cm" fo:min-width="0.77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stroke="none" draw:stroke-dash="Dashed_20__28_var_29__20_4" svg:stroke-color="#3465a4" draw:fill="gradient" draw:fill-gradient-name="Gradient_20_1" draw:gradient-step-count="0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or_20_bilde_20_i_20_full_20_størrelse-background" style:display-name="For bilde i full størrelse-background" style:family="presentation">
      <style:graphic-properties draw:stroke="none" draw:fill="solid" draw:fill-color="#ffffff"/>
      <style:text-properties style:letter-kerning="true"/>
    </style:style>
    <style:style style:name="For_20_bilde_20_i_20_full_20_størrelse-backgroundobjects" style:display-name="For bilde i full størrel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_20_bilde_20_i_20_full_20_størrelse-notes" style:display-name="For bilde i full størrel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_20_bilde_20_i_20_full_20_størrelse-outline1" style:display-name="For bilde i full størrelse-outline1" style:family="presentation">
      <style:graphic-properties draw:stroke="none" draw:fill="none" draw:auto-grow-height="false" draw:fit-to-size="shrink-to-fit" style:shrink-to-fit="true">
        <text:list-style style:name="For_20_bilde_20_i_20_full_20_størrelse-outline1" style:display-name="For bilde i full størrel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DINOT" fo:font-family="DINOT" fo:font-size="26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pt" style:language-asian="nb" style:country-asian="NO" style:font-style-asian="normal" style:font-weight-asian="normal" style:font-name-complex="DINOT" style:font-family-complex="DINOT" style:font-size-complex="26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For_20_bilde_20_i_20_full_20_størrelse-outline2" style:display-name="For bilde i full størrelse-outline2" style:family="presentation" style:parent-style-name="For_20_bilde_20_i_20_full_20_størrelse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" fo:font-family="DINOT" fo:font-size="22pt" fo:letter-spacing="normal" fo:font-style="normal" style:text-underline-style="none" fo:font-weight="normal" style:font-size-asian="22pt" style:font-style-asian="normal" style:font-weight-asian="normal" style:font-name-complex="DINOT" style:font-family-complex="DINOT" style:font-size-complex="22pt" style:font-style-complex="normal" style:font-weight-complex="normal" fo:hyphenate="false"/>
    </style:style>
    <style:style style:name="For_20_bilde_20_i_20_full_20_størrelse-outline3" style:display-name="For bilde i full størrelse-outline3" style:family="presentation" style:parent-style-name="For_20_bilde_20_i_20_full_20_størrelse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" fo:font-family="DINOT" fo:font-size="20pt" fo:letter-spacing="normal" fo:font-style="normal" style:text-underline-style="none" fo:font-weight="normal" style:font-size-asian="20pt" style:font-style-asian="normal" style:font-weight-asian="normal" style:font-name-complex="DINOT" style:font-family-complex="DINOT" style:font-size-complex="20pt" style:font-style-complex="normal" style:font-weight-complex="normal" fo:hyphenate="false"/>
    </style:style>
    <style:style style:name="For_20_bilde_20_i_20_full_20_størrelse-outline4" style:display-name="For bilde i full størrelse-outline4" style:family="presentation" style:parent-style-name="For_20_bilde_20_i_20_full_20_størrelse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" fo:font-family="DINOT" fo:font-size="18pt" fo:letter-spacing="normal" fo:font-style="normal" style:text-underline-style="none" fo:font-weight="normal" style:font-size-asian="18pt" style:font-style-asian="normal" style:font-weight-asian="normal" style:font-name-complex="DINOT" style:font-family-complex="DINOT" style:font-size-complex="18pt" style:font-style-complex="normal" style:font-weight-complex="normal" fo:hyphenate="false"/>
    </style:style>
    <style:style style:name="For_20_bilde_20_i_20_full_20_størrelse-outline5" style:display-name="For bilde i full størrelse-outline5" style:family="presentation" style:parent-style-name="For_20_bilde_20_i_20_full_20_størrelse-outline4">
      <style:paragraph-properties fo:margin-top="0.1cm" fo:margin-bottom="0cm"/>
      <style:text-properties fo:font-size="20pt" style:font-size-asian="20pt" style:font-size-complex="20pt"/>
    </style:style>
    <style:style style:name="For_20_bilde_20_i_20_full_20_størrelse-outline6" style:display-name="For bilde i full størrelse-outline6" style:family="presentation" style:parent-style-name="For_20_bilde_20_i_20_full_20_størrelse-outline5">
      <style:paragraph-properties fo:margin-top="0.1cm" fo:margin-bottom="0cm"/>
      <style:text-properties fo:font-size="20pt" style:font-size-asian="20pt" style:font-size-complex="20pt"/>
    </style:style>
    <style:style style:name="For_20_bilde_20_i_20_full_20_størrelse-outline7" style:display-name="For bilde i full størrelse-outline7" style:family="presentation" style:parent-style-name="For_20_bilde_20_i_20_full_20_størrelse-outline6">
      <style:paragraph-properties fo:margin-top="0.1cm" fo:margin-bottom="0cm"/>
      <style:text-properties fo:font-size="20pt" style:font-size-asian="20pt" style:font-size-complex="20pt"/>
    </style:style>
    <style:style style:name="For_20_bilde_20_i_20_full_20_størrelse-outline8" style:display-name="For bilde i full størrelse-outline8" style:family="presentation" style:parent-style-name="For_20_bilde_20_i_20_full_20_størrelse-outline7">
      <style:paragraph-properties fo:margin-top="0.1cm" fo:margin-bottom="0cm"/>
      <style:text-properties fo:font-size="20pt" style:font-size-asian="20pt" style:font-size-complex="20pt"/>
    </style:style>
    <style:style style:name="For_20_bilde_20_i_20_full_20_størrelse-outline9" style:display-name="For bilde i full størrelse-outline9" style:family="presentation" style:parent-style-name="For_20_bilde_20_i_20_full_20_størrelse-outline8">
      <style:paragraph-properties fo:margin-top="0.1cm" fo:margin-bottom="0cm"/>
      <style:text-properties fo:font-size="20pt" style:font-size-asian="20pt" style:font-size-complex="20pt"/>
    </style:style>
    <style:style style:name="For_20_bilde_20_i_20_full_20_størrelse-subtitle" style:display-name="For bilde i full størrelse-subtitle" style:family="presentation">
      <style:graphic-properties draw:stroke="none" draw:fill="none" draw:textarea-vertical-align="middle">
        <text:list-style style:name="For_20_bilde_20_i_20_full_20_størrelse-subtitle" style:display-name="For bilde i full størrel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_20_bilde_20_i_20_full_20_størrelse-title" style:display-name="For bilde i full størrelse-title" style:family="presentation">
      <style:graphic-properties draw:stroke="none" draw:fill="none" draw:textarea-vertical-align="middle">
        <text:list-style style:name="For_20_bilde_20_i_20_full_20_størrelse-title" style:display-name="For bilde i full størrel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18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b" style:country-asian="NO" style:font-style-asian="normal" style:font-weight-asian="normal" style:font-name-complex="DINOT" style:font-family-complex="DINOT" style:font-size-complex="1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151515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shrink-to-fit" style:shrink-to-fit="true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DINOT" fo:font-family="DINOT" fo:font-size="26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pt" style:language-asian="nb" style:country-asian="NO" style:font-style-asian="normal" style:font-weight-asian="normal" style:font-name-complex="DINOT" style:font-family-complex="DINOT" style:font-size-complex="26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" fo:font-family="DINOT" fo:font-size="22pt" fo:letter-spacing="normal" fo:font-style="normal" style:text-underline-style="none" fo:font-weight="normal" style:font-size-asian="22pt" style:font-style-asian="normal" style:font-weight-asian="normal" style:font-name-complex="DINOT" style:font-family-complex="DINOT" style:font-size-complex="22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" fo:font-family="DINOT" fo:font-size="20pt" fo:letter-spacing="normal" fo:font-style="normal" style:text-underline-style="none" fo:font-weight="normal" style:font-size-asian="20pt" style:font-style-asian="normal" style:font-weight-asian="normal" style:font-name-complex="DINOT" style:font-family-complex="DINOT" style:font-size-complex="20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" fo:font-family="DINOT" fo:font-size="18pt" fo:letter-spacing="normal" fo:font-style="normal" style:text-underline-style="none" fo:font-weight="normal" style:font-size-asian="18pt" style:font-style-asian="normal" style:font-weight-asian="normal" style:font-name-complex="DINOT" style:font-family-complex="DINOT" style:font-size-complex="18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top="0.1cm" fo:margin-bottom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top="0.1cm" fo:margin-bottom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top="0.1cm" fo:margin-bottom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top="0.1cm" fo:margin-bottom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top="0.1cm" fo:margin-bottom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18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b" style:country-asian="NO" style:font-style-asian="normal" style:font-weight-asian="normal" style:font-name-complex="DINOT" style:font-family-complex="DINOT" style:font-size-complex="1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_32__5f_Kapittel-background" style:display-name="2_Kapittel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2__5f_Kapittel-backgroundobjects" style:display-name="2_Kapit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Kapittel-notes" style:display-name="2_Kapit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Kapittel-outline1" style:display-name="2_Kapittel-outline1" style:family="presentation">
      <style:graphic-properties draw:stroke="none" draw:fill="none" draw:auto-grow-height="false" draw:fit-to-size="shrink-to-fit" style:shrink-to-fit="true">
        <text:list-style style:name="_32__5f_Kapittel-outline1" style:display-name="2_Kapit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DINOT" fo:font-family="DINOT" fo:font-size="26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pt" style:language-asian="nb" style:country-asian="NO" style:font-style-asian="normal" style:font-weight-asian="normal" style:font-name-complex="DINOT" style:font-family-complex="DINOT" style:font-size-complex="26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_32__5f_Kapittel-outline2" style:display-name="2_Kapittel-outline2" style:family="presentation" style:parent-style-name="_32__5f_Kapittel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" fo:font-family="DINOT" fo:font-size="22pt" fo:letter-spacing="normal" fo:font-style="normal" style:text-underline-style="none" fo:font-weight="normal" style:font-size-asian="22pt" style:font-style-asian="normal" style:font-weight-asian="normal" style:font-name-complex="DINOT" style:font-family-complex="DINOT" style:font-size-complex="22pt" style:font-style-complex="normal" style:font-weight-complex="normal" fo:hyphenate="false"/>
    </style:style>
    <style:style style:name="_32__5f_Kapittel-outline3" style:display-name="2_Kapittel-outline3" style:family="presentation" style:parent-style-name="_32__5f_Kapittel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" fo:font-family="DINOT" fo:font-size="20pt" fo:letter-spacing="normal" fo:font-style="normal" style:text-underline-style="none" fo:font-weight="normal" style:font-size-asian="20pt" style:font-style-asian="normal" style:font-weight-asian="normal" style:font-name-complex="DINOT" style:font-family-complex="DINOT" style:font-size-complex="20pt" style:font-style-complex="normal" style:font-weight-complex="normal" fo:hyphenate="false"/>
    </style:style>
    <style:style style:name="_32__5f_Kapittel-outline4" style:display-name="2_Kapittel-outline4" style:family="presentation" style:parent-style-name="_32__5f_Kapittel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" fo:font-family="DINOT" fo:font-size="18pt" fo:letter-spacing="normal" fo:font-style="normal" style:text-underline-style="none" fo:font-weight="normal" style:font-size-asian="18pt" style:font-style-asian="normal" style:font-weight-asian="normal" style:font-name-complex="DINOT" style:font-family-complex="DINOT" style:font-size-complex="18pt" style:font-style-complex="normal" style:font-weight-complex="normal" fo:hyphenate="false"/>
    </style:style>
    <style:style style:name="_32__5f_Kapittel-outline5" style:display-name="2_Kapittel-outline5" style:family="presentation" style:parent-style-name="_32__5f_Kapittel-outline4">
      <style:paragraph-properties fo:margin-top="0.1cm" fo:margin-bottom="0cm"/>
      <style:text-properties fo:font-size="20pt" style:font-size-asian="20pt" style:font-size-complex="20pt"/>
    </style:style>
    <style:style style:name="_32__5f_Kapittel-outline6" style:display-name="2_Kapittel-outline6" style:family="presentation" style:parent-style-name="_32__5f_Kapittel-outline5">
      <style:paragraph-properties fo:margin-top="0.1cm" fo:margin-bottom="0cm"/>
      <style:text-properties fo:font-size="20pt" style:font-size-asian="20pt" style:font-size-complex="20pt"/>
    </style:style>
    <style:style style:name="_32__5f_Kapittel-outline7" style:display-name="2_Kapittel-outline7" style:family="presentation" style:parent-style-name="_32__5f_Kapittel-outline6">
      <style:paragraph-properties fo:margin-top="0.1cm" fo:margin-bottom="0cm"/>
      <style:text-properties fo:font-size="20pt" style:font-size-asian="20pt" style:font-size-complex="20pt"/>
    </style:style>
    <style:style style:name="_32__5f_Kapittel-outline8" style:display-name="2_Kapittel-outline8" style:family="presentation" style:parent-style-name="_32__5f_Kapittel-outline7">
      <style:paragraph-properties fo:margin-top="0.1cm" fo:margin-bottom="0cm"/>
      <style:text-properties fo:font-size="20pt" style:font-size-asian="20pt" style:font-size-complex="20pt"/>
    </style:style>
    <style:style style:name="_32__5f_Kapittel-outline9" style:display-name="2_Kapittel-outline9" style:family="presentation" style:parent-style-name="_32__5f_Kapittel-outline8">
      <style:paragraph-properties fo:margin-top="0.1cm" fo:margin-bottom="0cm"/>
      <style:text-properties fo:font-size="20pt" style:font-size-asian="20pt" style:font-size-complex="20pt"/>
    </style:style>
    <style:style style:name="_32__5f_Kapittel-subtitle" style:display-name="2_Kapittel-subtitle" style:family="presentation">
      <style:graphic-properties draw:stroke="none" draw:fill="none" draw:textarea-vertical-align="middle">
        <text:list-style style:name="_32__5f_Kapittel-subtitle" style:display-name="2_Kapit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Kapittel-title" style:display-name="2_Kapittel-title" style:family="presentation">
      <style:graphic-properties draw:stroke="none" draw:fill="none" draw:textarea-vertical-align="middle">
        <text:list-style style:name="_32__5f_Kapittel-title" style:display-name="2_Kapit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18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b" style:country-asian="NO" style:font-style-asian="normal" style:font-weight-asian="normal" style:font-name-complex="DINOT" style:font-family-complex="DINOT" style:font-size-complex="1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o_20_innholdsdeler-background" style:display-name="To innholdsdeler-background" style:family="presentation">
      <style:graphic-properties draw:stroke="none" draw:fill="solid" draw:fill-color="#151515"/>
      <style:text-properties style:letter-kerning="true"/>
    </style:style>
    <style:style style:name="To_20_innholdsdeler-backgroundobjects" style:display-name="To innholdsdel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_20_innholdsdeler-notes" style:display-name="To innholdsdel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_20_innholdsdeler-outline1" style:display-name="To innholdsdeler-outline1" style:family="presentation">
      <style:graphic-properties draw:stroke="none" draw:fill="none" draw:auto-grow-height="false" draw:fit-to-size="shrink-to-fit" style:shrink-to-fit="true">
        <text:list-style style:name="To_20_innholdsdeler-outline1" style:display-name="To innholdsdel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DINOT" fo:font-family="DINOT" fo:font-size="26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pt" style:language-asian="nb" style:country-asian="NO" style:font-style-asian="normal" style:font-weight-asian="normal" style:font-name-complex="DINOT" style:font-family-complex="DINOT" style:font-size-complex="26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o_20_innholdsdeler-outline2" style:display-name="To innholdsdeler-outline2" style:family="presentation" style:parent-style-name="To_20_innholdsdeler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" fo:font-family="DINOT" fo:font-size="22pt" fo:letter-spacing="normal" fo:font-style="normal" style:text-underline-style="none" fo:font-weight="normal" style:font-size-asian="22pt" style:font-style-asian="normal" style:font-weight-asian="normal" style:font-name-complex="DINOT" style:font-family-complex="DINOT" style:font-size-complex="22pt" style:font-style-complex="normal" style:font-weight-complex="normal" fo:hyphenate="false"/>
    </style:style>
    <style:style style:name="To_20_innholdsdeler-outline3" style:display-name="To innholdsdeler-outline3" style:family="presentation" style:parent-style-name="To_20_innholdsdeler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" fo:font-family="DINOT" fo:font-size="20pt" fo:letter-spacing="normal" fo:font-style="normal" style:text-underline-style="none" fo:font-weight="normal" style:font-size-asian="20pt" style:font-style-asian="normal" style:font-weight-asian="normal" style:font-name-complex="DINOT" style:font-family-complex="DINOT" style:font-size-complex="20pt" style:font-style-complex="normal" style:font-weight-complex="normal" fo:hyphenate="false"/>
    </style:style>
    <style:style style:name="To_20_innholdsdeler-outline4" style:display-name="To innholdsdeler-outline4" style:family="presentation" style:parent-style-name="To_20_innholdsdeler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" fo:font-family="DINOT" fo:font-size="18pt" fo:letter-spacing="normal" fo:font-style="normal" style:text-underline-style="none" fo:font-weight="normal" style:font-size-asian="18pt" style:font-style-asian="normal" style:font-weight-asian="normal" style:font-name-complex="DINOT" style:font-family-complex="DINOT" style:font-size-complex="18pt" style:font-style-complex="normal" style:font-weight-complex="normal" fo:hyphenate="false"/>
    </style:style>
    <style:style style:name="To_20_innholdsdeler-outline5" style:display-name="To innholdsdeler-outline5" style:family="presentation" style:parent-style-name="To_20_innholdsdeler-outline4">
      <style:paragraph-properties fo:margin-top="0.1cm" fo:margin-bottom="0cm"/>
      <style:text-properties fo:font-size="20pt" style:font-size-asian="20pt" style:font-size-complex="20pt"/>
    </style:style>
    <style:style style:name="To_20_innholdsdeler-outline6" style:display-name="To innholdsdeler-outline6" style:family="presentation" style:parent-style-name="To_20_innholdsdeler-outline5">
      <style:paragraph-properties fo:margin-top="0.1cm" fo:margin-bottom="0cm"/>
      <style:text-properties fo:font-size="20pt" style:font-size-asian="20pt" style:font-size-complex="20pt"/>
    </style:style>
    <style:style style:name="To_20_innholdsdeler-outline7" style:display-name="To innholdsdeler-outline7" style:family="presentation" style:parent-style-name="To_20_innholdsdeler-outline6">
      <style:paragraph-properties fo:margin-top="0.1cm" fo:margin-bottom="0cm"/>
      <style:text-properties fo:font-size="20pt" style:font-size-asian="20pt" style:font-size-complex="20pt"/>
    </style:style>
    <style:style style:name="To_20_innholdsdeler-outline8" style:display-name="To innholdsdeler-outline8" style:family="presentation" style:parent-style-name="To_20_innholdsdeler-outline7">
      <style:paragraph-properties fo:margin-top="0.1cm" fo:margin-bottom="0cm"/>
      <style:text-properties fo:font-size="20pt" style:font-size-asian="20pt" style:font-size-complex="20pt"/>
    </style:style>
    <style:style style:name="To_20_innholdsdeler-outline9" style:display-name="To innholdsdeler-outline9" style:family="presentation" style:parent-style-name="To_20_innholdsdeler-outline8">
      <style:paragraph-properties fo:margin-top="0.1cm" fo:margin-bottom="0cm"/>
      <style:text-properties fo:font-size="20pt" style:font-size-asian="20pt" style:font-size-complex="20pt"/>
    </style:style>
    <style:style style:name="To_20_innholdsdeler-subtitle" style:display-name="To innholdsdeler-subtitle" style:family="presentation">
      <style:graphic-properties draw:stroke="none" draw:fill="none" draw:textarea-vertical-align="middle">
        <text:list-style style:name="To_20_innholdsdeler-subtitle" style:display-name="To innholdsdel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_20_innholdsdeler-title" style:display-name="To innholdsdeler-title" style:family="presentation">
      <style:graphic-properties draw:stroke="none" draw:fill="none" draw:textarea-vertical-align="middle">
        <text:list-style style:name="To_20_innholdsdeler-title" style:display-name="To innholdsdel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18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b" style:country-asian="NO" style:font-style-asian="normal" style:font-weight-asian="normal" style:font-name-complex="DINOT" style:font-family-complex="DINOT" style:font-size-complex="1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_31__5f_Kapittel-background" style:display-name="1_Kapittel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1__5f_Kapittel-backgroundobjects" style:display-name="1_Kapit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Kapittel-notes" style:display-name="1_Kapit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Kapittel-outline1" style:display-name="1_Kapittel-outline1" style:family="presentation">
      <style:graphic-properties draw:stroke="none" draw:fill="none" draw:auto-grow-height="false" draw:fit-to-size="shrink-to-fit" style:shrink-to-fit="true">
        <text:list-style style:name="_31__5f_Kapittel-outline1" style:display-name="1_Kapit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DINOT" fo:font-family="DINOT" fo:font-size="26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pt" style:language-asian="nb" style:country-asian="NO" style:font-style-asian="normal" style:font-weight-asian="normal" style:font-name-complex="DINOT" style:font-family-complex="DINOT" style:font-size-complex="26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_31__5f_Kapittel-outline2" style:display-name="1_Kapittel-outline2" style:family="presentation" style:parent-style-name="_31__5f_Kapittel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" fo:font-family="DINOT" fo:font-size="22pt" fo:letter-spacing="normal" fo:font-style="normal" style:text-underline-style="none" fo:font-weight="normal" style:font-size-asian="22pt" style:font-style-asian="normal" style:font-weight-asian="normal" style:font-name-complex="DINOT" style:font-family-complex="DINOT" style:font-size-complex="22pt" style:font-style-complex="normal" style:font-weight-complex="normal" fo:hyphenate="false"/>
    </style:style>
    <style:style style:name="_31__5f_Kapittel-outline3" style:display-name="1_Kapittel-outline3" style:family="presentation" style:parent-style-name="_31__5f_Kapittel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" fo:font-family="DINOT" fo:font-size="20pt" fo:letter-spacing="normal" fo:font-style="normal" style:text-underline-style="none" fo:font-weight="normal" style:font-size-asian="20pt" style:font-style-asian="normal" style:font-weight-asian="normal" style:font-name-complex="DINOT" style:font-family-complex="DINOT" style:font-size-complex="20pt" style:font-style-complex="normal" style:font-weight-complex="normal" fo:hyphenate="false"/>
    </style:style>
    <style:style style:name="_31__5f_Kapittel-outline4" style:display-name="1_Kapittel-outline4" style:family="presentation" style:parent-style-name="_31__5f_Kapittel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" fo:font-family="DINOT" fo:font-size="18pt" fo:letter-spacing="normal" fo:font-style="normal" style:text-underline-style="none" fo:font-weight="normal" style:font-size-asian="18pt" style:font-style-asian="normal" style:font-weight-asian="normal" style:font-name-complex="DINOT" style:font-family-complex="DINOT" style:font-size-complex="18pt" style:font-style-complex="normal" style:font-weight-complex="normal" fo:hyphenate="false"/>
    </style:style>
    <style:style style:name="_31__5f_Kapittel-outline5" style:display-name="1_Kapittel-outline5" style:family="presentation" style:parent-style-name="_31__5f_Kapittel-outline4">
      <style:paragraph-properties fo:margin-top="0.1cm" fo:margin-bottom="0cm"/>
      <style:text-properties fo:font-size="20pt" style:font-size-asian="20pt" style:font-size-complex="20pt"/>
    </style:style>
    <style:style style:name="_31__5f_Kapittel-outline6" style:display-name="1_Kapittel-outline6" style:family="presentation" style:parent-style-name="_31__5f_Kapittel-outline5">
      <style:paragraph-properties fo:margin-top="0.1cm" fo:margin-bottom="0cm"/>
      <style:text-properties fo:font-size="20pt" style:font-size-asian="20pt" style:font-size-complex="20pt"/>
    </style:style>
    <style:style style:name="_31__5f_Kapittel-outline7" style:display-name="1_Kapittel-outline7" style:family="presentation" style:parent-style-name="_31__5f_Kapittel-outline6">
      <style:paragraph-properties fo:margin-top="0.1cm" fo:margin-bottom="0cm"/>
      <style:text-properties fo:font-size="20pt" style:font-size-asian="20pt" style:font-size-complex="20pt"/>
    </style:style>
    <style:style style:name="_31__5f_Kapittel-outline8" style:display-name="1_Kapittel-outline8" style:family="presentation" style:parent-style-name="_31__5f_Kapittel-outline7">
      <style:paragraph-properties fo:margin-top="0.1cm" fo:margin-bottom="0cm"/>
      <style:text-properties fo:font-size="20pt" style:font-size-asian="20pt" style:font-size-complex="20pt"/>
    </style:style>
    <style:style style:name="_31__5f_Kapittel-outline9" style:display-name="1_Kapittel-outline9" style:family="presentation" style:parent-style-name="_31__5f_Kapittel-outline8">
      <style:paragraph-properties fo:margin-top="0.1cm" fo:margin-bottom="0cm"/>
      <style:text-properties fo:font-size="20pt" style:font-size-asian="20pt" style:font-size-complex="20pt"/>
    </style:style>
    <style:style style:name="_31__5f_Kapittel-subtitle" style:display-name="1_Kapittel-subtitle" style:family="presentation">
      <style:graphic-properties draw:stroke="none" draw:fill="none" draw:textarea-vertical-align="middle">
        <text:list-style style:name="_31__5f_Kapittel-subtitle" style:display-name="1_Kapit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Kapittel-title" style:display-name="1_Kapittel-title" style:family="presentation">
      <style:graphic-properties draw:stroke="none" draw:fill="none" draw:textarea-vertical-align="middle">
        <text:list-style style:name="_31__5f_Kapittel-title" style:display-name="1_Kapit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18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b" style:country-asian="NO" style:font-style-asian="normal" style:font-weight-asian="normal" style:font-name-complex="DINOT" style:font-family-complex="DINOT" style:font-size-complex="1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Kapittel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Kapit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tel-outline1" style:family="presentation">
      <style:graphic-properties draw:stroke="none" draw:fill="none" draw:auto-grow-height="false" draw:fit-to-size="shrink-to-fit" style:shrink-to-fit="true">
        <text:list-style style:name="Kapit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DINOT" fo:font-family="DINOT" fo:font-size="26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pt" style:language-asian="nb" style:country-asian="NO" style:font-style-asian="normal" style:font-weight-asian="normal" style:font-name-complex="DINOT" style:font-family-complex="DINOT" style:font-size-complex="26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Kapittel-outline2" style:family="presentation" style:parent-style-name="Kapittel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" fo:font-family="DINOT" fo:font-size="22pt" fo:letter-spacing="normal" fo:font-style="normal" style:text-underline-style="none" fo:font-weight="normal" style:font-size-asian="22pt" style:font-style-asian="normal" style:font-weight-asian="normal" style:font-name-complex="DINOT" style:font-family-complex="DINOT" style:font-size-complex="22pt" style:font-style-complex="normal" style:font-weight-complex="normal" fo:hyphenate="false"/>
    </style:style>
    <style:style style:name="Kapittel-outline3" style:family="presentation" style:parent-style-name="Kapittel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" fo:font-family="DINOT" fo:font-size="20pt" fo:letter-spacing="normal" fo:font-style="normal" style:text-underline-style="none" fo:font-weight="normal" style:font-size-asian="20pt" style:font-style-asian="normal" style:font-weight-asian="normal" style:font-name-complex="DINOT" style:font-family-complex="DINOT" style:font-size-complex="20pt" style:font-style-complex="normal" style:font-weight-complex="normal" fo:hyphenate="false"/>
    </style:style>
    <style:style style:name="Kapittel-outline4" style:family="presentation" style:parent-style-name="Kapittel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DINOT" fo:font-family="DINOT" fo:font-size="18pt" fo:letter-spacing="normal" fo:font-style="normal" style:text-underline-style="none" fo:font-weight="normal" style:font-size-asian="18pt" style:font-style-asian="normal" style:font-weight-asian="normal" style:font-name-complex="DINOT" style:font-family-complex="DINOT" style:font-size-complex="18pt" style:font-style-complex="normal" style:font-weight-complex="normal" fo:hyphenate="false"/>
    </style:style>
    <style:style style:name="Kapittel-outline5" style:family="presentation" style:parent-style-name="Kapittel-outline4">
      <style:paragraph-properties fo:margin-top="0.1cm" fo:margin-bottom="0cm"/>
      <style:text-properties fo:font-size="20pt" style:font-size-asian="20pt" style:font-size-complex="20pt"/>
    </style:style>
    <style:style style:name="Kapittel-outline6" style:family="presentation" style:parent-style-name="Kapittel-outline5">
      <style:paragraph-properties fo:margin-top="0.1cm" fo:margin-bottom="0cm"/>
      <style:text-properties fo:font-size="20pt" style:font-size-asian="20pt" style:font-size-complex="20pt"/>
    </style:style>
    <style:style style:name="Kapittel-outline7" style:family="presentation" style:parent-style-name="Kapittel-outline6">
      <style:paragraph-properties fo:margin-top="0.1cm" fo:margin-bottom="0cm"/>
      <style:text-properties fo:font-size="20pt" style:font-size-asian="20pt" style:font-size-complex="20pt"/>
    </style:style>
    <style:style style:name="Kapittel-outline8" style:family="presentation" style:parent-style-name="Kapittel-outline7">
      <style:paragraph-properties fo:margin-top="0.1cm" fo:margin-bottom="0cm"/>
      <style:text-properties fo:font-size="20pt" style:font-size-asian="20pt" style:font-size-complex="20pt"/>
    </style:style>
    <style:style style:name="Kapittel-outline9" style:family="presentation" style:parent-style-name="Kapittel-outline8">
      <style:paragraph-properties fo:margin-top="0.1cm" fo:margin-bottom="0cm"/>
      <style:text-properties fo:font-size="20pt" style:font-size-asian="20pt" style:font-size-complex="20pt"/>
    </style:style>
    <style:style style:name="Kapittel-subtitle" style:family="presentation">
      <style:graphic-properties draw:stroke="none" draw:fill="none" draw:textarea-vertical-align="middle">
        <text:list-style style:name="Kapit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tel-title" style:family="presentation">
      <style:graphic-properties draw:stroke="none" draw:fill="none" draw:textarea-vertical-align="middle">
        <text:list-style style:name="Kapit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18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b" style:country-asian="NO" style:font-style-asian="normal" style:font-weight-asian="normal" style:font-name-complex="DINOT" style:font-family-complex="DINOT" style:font-size-complex="1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tekst-background" style:display-name="Tittel og tekst-background" style:family="presentation">
      <style:graphic-properties draw:stroke="none" draw:fill="solid" draw:fill-color="#ffffff"/>
      <style:text-properties style:letter-kerning="true"/>
    </style:style>
    <style:style style:name="Tittel_20_og_20_tekst-backgroundobjects" style:display-name="Tittel og 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tekst-notes" style:display-name="Tittel og 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_20_og_20_tekst-outline1" style:display-name="Tittel og tekst-outline1" style:family="presentation">
      <style:graphic-properties draw:stroke="none" draw:fill="none" draw:auto-grow-height="false" draw:fit-to-size="shrink-to-fit" style:shrink-to-fit="true">
        <text:list-style style:name="Tittel_20_og_20_tekst-outline1" style:display-name="Tittel og 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DINOT" fo:font-family="DINOT" fo:font-size="26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pt" style:language-asian="nb" style:country-asian="NO" style:font-style-asian="normal" style:font-weight-asian="normal" style:font-name-complex="DINOT" style:font-family-complex="DINOT" style:font-size-complex="26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tekst-outline2" style:display-name="Tittel og tekst-outline2" style:family="presentation" style:parent-style-name="Tittel_20_og_20_teks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DINOT" fo:font-family="DINOT" fo:font-size="22pt" fo:letter-spacing="normal" fo:font-style="normal" style:text-underline-style="none" fo:font-weight="normal" style:font-size-asian="22pt" style:font-style-asian="normal" style:font-weight-asian="normal" style:font-name-complex="DINOT" style:font-family-complex="DINOT" style:font-size-complex="22pt" style:font-style-complex="normal" style:font-weight-complex="normal" fo:hyphenate="false"/>
    </style:style>
    <style:style style:name="Tittel_20_og_20_tekst-outline3" style:display-name="Tittel og tekst-outline3" style:family="presentation" style:parent-style-name="Tittel_20_og_20_teks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DINOT" fo:font-family="DINOT" fo:font-size="20pt" fo:letter-spacing="normal" fo:font-style="normal" style:text-underline-style="none" fo:font-weight="normal" style:font-size-asian="20pt" style:font-style-asian="normal" style:font-weight-asian="normal" style:font-name-complex="DINOT" style:font-family-complex="DINOT" style:font-size-complex="20pt" style:font-style-complex="normal" style:font-weight-complex="normal" fo:hyphenate="false"/>
    </style:style>
    <style:style style:name="Tittel_20_og_20_tekst-outline4" style:display-name="Tittel og tekst-outline4" style:family="presentation" style:parent-style-name="Tittel_20_og_20_teks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DINOT" fo:font-family="DINOT" fo:font-size="18pt" fo:letter-spacing="normal" fo:font-style="normal" style:text-underline-style="none" fo:font-weight="normal" style:font-size-asian="18pt" style:font-style-asian="normal" style:font-weight-asian="normal" style:font-name-complex="DINOT" style:font-family-complex="DINOT" style:font-size-complex="18pt" style:font-style-complex="normal" style:font-weight-complex="normal" fo:hyphenate="false"/>
    </style:style>
    <style:style style:name="Tittel_20_og_20_tekst-outline5" style:display-name="Tittel og tekst-outline5" style:family="presentation" style:parent-style-name="Tittel_20_og_20_tekst-outline4">
      <style:paragraph-properties fo:margin-top="0.1cm" fo:margin-bottom="0cm"/>
      <style:text-properties fo:font-size="20pt" style:font-size-asian="20pt" style:font-size-complex="20pt"/>
    </style:style>
    <style:style style:name="Tittel_20_og_20_tekst-outline6" style:display-name="Tittel og tekst-outline6" style:family="presentation" style:parent-style-name="Tittel_20_og_20_tekst-outline5">
      <style:paragraph-properties fo:margin-top="0.1cm" fo:margin-bottom="0cm"/>
      <style:text-properties fo:font-size="20pt" style:font-size-asian="20pt" style:font-size-complex="20pt"/>
    </style:style>
    <style:style style:name="Tittel_20_og_20_tekst-outline7" style:display-name="Tittel og tekst-outline7" style:family="presentation" style:parent-style-name="Tittel_20_og_20_tekst-outline6">
      <style:paragraph-properties fo:margin-top="0.1cm" fo:margin-bottom="0cm"/>
      <style:text-properties fo:font-size="20pt" style:font-size-asian="20pt" style:font-size-complex="20pt"/>
    </style:style>
    <style:style style:name="Tittel_20_og_20_tekst-outline8" style:display-name="Tittel og tekst-outline8" style:family="presentation" style:parent-style-name="Tittel_20_og_20_tekst-outline7">
      <style:paragraph-properties fo:margin-top="0.1cm" fo:margin-bottom="0cm"/>
      <style:text-properties fo:font-size="20pt" style:font-size-asian="20pt" style:font-size-complex="20pt"/>
    </style:style>
    <style:style style:name="Tittel_20_og_20_tekst-outline9" style:display-name="Tittel og tekst-outline9" style:family="presentation" style:parent-style-name="Tittel_20_og_20_tekst-outline8">
      <style:paragraph-properties fo:margin-top="0.1cm" fo:margin-bottom="0cm"/>
      <style:text-properties fo:font-size="20pt" style:font-size-asian="20pt" style:font-size-complex="20pt"/>
    </style:style>
    <style:style style:name="Tittel_20_og_20_tekst-subtitle" style:display-name="Tittel og tekst-subtitle" style:family="presentation">
      <style:graphic-properties draw:stroke="none" draw:fill="none" draw:textarea-vertical-align="middle">
        <text:list-style style:name="Tittel_20_og_20_tekst-subtitle" style:display-name="Tittel og 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tekst-title" style:display-name="Tittel og tekst-title" style:family="presentation">
      <style:graphic-properties draw:stroke="none" draw:fill="none" draw:textarea-vertical-align="middle">
        <text:list-style style:name="Tittel_20_og_20_tekst-title" style:display-name="Tittel og 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18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b" style:country-asian="NO" style:font-style-asian="normal" style:font-weight-asian="normal" style:font-name-complex="DINOT" style:font-family-complex="DINOT" style:font-size-complex="1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true" style:shrink-to-fi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DINOT" fo:font-family="DINOT" fo:font-size="26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pt" style:language-asian="nb" style:country-asian="NO" style:font-style-asian="normal" style:font-weight-asian="normal" style:font-name-complex="DINOT" style:font-family-complex="DINOT" style:font-size-complex="26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graphic-properties svg:stroke-color="#3465a4" draw:fit-to-size="true" style:shrink-to-fit="false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DINOT" fo:font-family="DINOT" fo:font-size="22pt" fo:letter-spacing="normal" fo:font-style="normal" style:text-underline-style="none" fo:font-weight="normal" style:font-size-asian="22pt" style:font-style-asian="normal" style:font-weight-asian="normal" style:font-name-complex="DINOT" style:font-family-complex="DINOT" style:font-size-complex="22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DINOT" fo:font-family="DINOT" fo:font-size="20pt" fo:letter-spacing="normal" fo:font-style="normal" style:text-underline-style="none" fo:font-weight="normal" style:font-size-asian="20pt" style:font-style-asian="normal" style:font-weight-asian="normal" style:font-name-complex="DINOT" style:font-family-complex="DINOT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DINOT" fo:font-family="DINOT" fo:font-size="18pt" fo:letter-spacing="normal" fo:font-style="normal" style:text-underline-style="none" fo:font-weight="normal" style:font-size-asian="18pt" style:font-style-asian="normal" style:font-weight-asian="normal" style:font-name-complex="DINOT" style:font-family-complex="DINOT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18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b" style:country-asian="NO" style:font-style-asian="normal" style:font-weight-asian="normal" style:font-name-complex="DINOT" style:font-family-complex="DINOT" style:font-size-complex="1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DINOT" fo:font-family="DINOT" fo:font-size="26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pt" style:language-asian="nb" style:country-asian="NO" style:font-style-asian="normal" style:font-weight-asian="normal" style:font-name-complex="DINOT" style:font-family-complex="DINOT" style:font-size-complex="26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DINOT" fo:font-family="DINOT" fo:font-size="22pt" fo:letter-spacing="normal" fo:font-style="normal" style:text-underline-style="none" fo:font-weight="normal" style:font-size-asian="22pt" style:font-style-asian="normal" style:font-weight-asian="normal" style:font-name-complex="DINOT" style:font-family-complex="DINOT" style:font-size-complex="22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DINOT" fo:font-family="DINOT" fo:font-size="20pt" fo:letter-spacing="normal" fo:font-style="normal" style:text-underline-style="none" fo:font-weight="normal" style:font-size-asian="20pt" style:font-style-asian="normal" style:font-weight-asian="normal" style:font-name-complex="DINOT" style:font-family-complex="DINOT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DINOT" fo:font-family="DINOT" fo:font-size="18pt" fo:letter-spacing="normal" fo:font-style="normal" style:text-underline-style="none" fo:font-weight="normal" style:font-size-asian="18pt" style:font-style-asian="normal" style:font-weight-asian="normal" style:font-name-complex="DINOT" style:font-family-complex="DINOT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18pt" fo:letter-spacing="normal" fo:language="nb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b" style:country-asian="NO" style:font-style-asian="normal" style:font-weight-asian="normal" style:font-name-complex="DINOT" style:font-family-complex="DINOT" style:font-size-complex="1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151515"/>
    </style:style>
    <style:style style:name="Mdp3" style:family="drawing-page">
      <style:drawing-page-properties draw:background-size="border" draw:fill="bitmap" draw:fill-image-name="msFillBitmap_20_1" style:repeat="stretch"/>
    </style:style>
    <style:style style:name="Mdp4" style:family="drawing-page">
      <style:drawing-page-properties draw:background-size="border" draw:fill="bitmap" draw:fill-image-name="msFillBitmap_20_2" style:repeat="stretch"/>
    </style:style>
    <style:style style:name="Mdp5" style:family="drawing-page">
      <style:drawing-page-properties draw:background-size="border" draw:fill="bitmap" draw:fill-image-name="msFillBitmap_20_3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Mpr1" style:family="presentation" style:parent-style-name="For_20_bilde_20_i_20_full_20_størrelse-backgroundobjects">
      <style:graphic-properties draw:stroke="none" draw:fill="none" draw:fill-color="#ffffff" draw:auto-grow-height="false" fo:min-height="1.397cm"/>
    </style:style>
    <style:style style:name="Mpr2" style:family="presentation" style:parent-style-name="For_20_bilde_20_i_20_full_20_størrels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tel_20_og_20_innhold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4" style:family="presentation" style:parent-style-name="Tittel_20_og_20_innhold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5" style:family="presentation" style:parent-style-name="Tittel_20_og_20_innhold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tel_20_og_20_innhold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_32__5f_Kapittel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8" style:family="presentation" style:parent-style-name="_32__5f_Kapittel-backgroundobjects">
      <style:graphic-properties draw:stroke="none" draw:fill="none" draw:fill-color="#ffffff" draw:auto-grow-height="false" fo:min-height="1.397cm"/>
    </style:style>
    <style:style style:name="Mpr9" style:family="presentation" style:parent-style-name="_32__5f_Kapittel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o_20_innholdsdeler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1" style:family="presentation" style:parent-style-name="To_20_innholdsdeler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2" style:family="presentation" style:parent-style-name="To_20_innholdsdeler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o_20_innholdsdeler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_31__5f_Kapittel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5" style:family="presentation" style:parent-style-name="_31__5f_Kapittel-backgroundobjects">
      <style:graphic-properties draw:stroke="none" draw:fill="none" draw:fill-color="#ffffff" draw:auto-grow-height="false" fo:min-height="1.397cm"/>
    </style:style>
    <style:style style:name="Mpr16" style:family="presentation" style:parent-style-name="_31__5f_Kapittel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Kapittel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8" style:family="presentation" style:parent-style-name="Kapittel-backgroundobjects">
      <style:graphic-properties draw:stroke="none" draw:fill="none" draw:fill-color="#ffffff" draw:auto-grow-height="false" fo:min-height="1.397cm"/>
    </style:style>
    <style:style style:name="Mpr19" style:family="presentation" style:parent-style-name="Kapittel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ittel_20_og_20_teks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1" style:family="presentation" style:parent-style-name="Tittel_20_og_20_tekst-backgroundobjects">
      <style:graphic-properties draw:stroke="none" draw:fill="none" draw:fill-color="#ffffff" draw:auto-grow-height="false" fo:min-height="1.397cm"/>
    </style:style>
    <style:style style:name="Mpr22" style:family="presentation" style:parent-style-name="Tittel_20_og_20_tekst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4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Default_20_1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8" style:family="presentation" style:parent-style-name="Default_20_1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font-size="26pt"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6pt" fo:hyphenate="false"/>
    </style:style>
    <style:style style:name="MP10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font-size="26pt"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6pt" fo:hyphenate="false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6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font-size="2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6pt" fo:hyphenate="false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DINOT" fo:font-size="36pt" fo:letter-spacing="normal" fo:font-style="normal" style:text-underline-style="none" fo:font-weight="normal" style:font-size-asian="36pt" style:font-style-asian="normal" style:font-weight-asian="normal" style:font-name-complex="DINOT" style:font-size-complex="36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DINOT" fo:font-size="26pt" fo:letter-spacing="normal" fo:font-style="normal" style:text-underline-style="none" fo:font-weight="normal" style:font-size-asian="26pt" style:font-style-asian="normal" style:font-weight-asian="normal" style:font-name-complex="DINOT" style:font-size-complex="2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DINOT" fo:font-size="24pt" fo:letter-spacing="normal" fo:font-style="normal" style:text-underline-style="none" fo:font-weight="normal" style:font-size-asian="24pt" style:font-style-asian="normal" style:font-weight-asian="normal" style:font-name-complex="DINOT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DINOT" fo:font-size="22pt" fo:letter-spacing="normal" fo:font-style="normal" style:text-underline-style="none" fo:font-weight="normal" style:font-size-asian="22pt" style:font-style-asian="normal" style:font-weight-asian="normal" style:font-name-complex="DINOT" style:font-size-complex="22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DINOT" fo:font-size="20pt" fo:letter-spacing="normal" fo:font-style="normal" style:text-underline-style="none" fo:font-weight="normal" style:font-size-asian="20pt" style:font-style-asian="normal" style:font-weight-asian="normal" style:font-name-complex="DINOT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DINOT" fo:font-size="18pt" fo:letter-spacing="normal" fo:font-style="normal" style:text-underline-style="none" fo:font-weight="normal" style:font-size-asian="18pt" style:font-style-asian="normal" style:font-weight-asian="normal" style:font-name-complex="DINOT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DINOT" fo:font-size="36pt" fo:letter-spacing="normal" fo:font-style="normal" style:text-underline-style="none" fo:font-weight="normal" style:font-size-asian="36pt" style:font-style-asian="normal" style:font-weight-asian="normal" style:font-name-complex="DINOT" style:font-size-complex="3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DINOT" fo:font-size="26pt" fo:letter-spacing="normal" fo:font-style="normal" style:text-underline-style="none" fo:font-weight="normal" style:font-size-asian="26pt" style:font-style-asian="normal" style:font-weight-asian="normal" style:font-name-complex="DINOT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DINOT" fo:font-size="24pt" fo:letter-spacing="normal" fo:font-style="normal" style:text-underline-style="none" fo:font-weight="normal" style:font-size-asian="24pt" style:font-style-asian="normal" style:font-weight-asian="normal" style:font-name-complex="DINOT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DINOT" fo:font-size="22pt" fo:letter-spacing="normal" fo:font-style="normal" style:text-underline-style="none" fo:font-weight="normal" style:font-size-asian="22pt" style:font-style-asian="normal" style:font-weight-asian="normal" style:font-name-complex="DINOT" style:font-size-complex="2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DINOT" fo:font-size="20pt" fo:letter-spacing="normal" fo:font-style="normal" style:text-underline-style="none" fo:font-weight="normal" style:font-size-asian="20pt" style:font-style-asian="normal" style:font-weight-asian="normal" style:font-name-complex="DINOT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DINOT" fo:font-size="18pt" fo:letter-spacing="normal" fo:font-style="normal" style:text-underline-style="none" fo:font-weight="normal" style:font-size-asian="18pt" style:font-style-asian="normal" style:font-weight-asian="normal" style:font-name-complex="DINOT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" fo:color="#1126ff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" fo:color="#1126ff" fo:font-size="75%"/>
      </text:list-level-style-bullet>
      <text:list-level-style-bullet text:level="2" text:bullet-char="•">
        <style:list-level-properties text:space-before="1.271cm" text:min-label-width="0.793cm"/>
        <style:text-properties style:font-name="Arial" fo:color="#1126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" fo:color="#1126ff" fo:font-size="75%"/>
      </text:list-level-style-bullet>
      <text:list-level-style-bullet text:level="2" text:bullet-char="•">
        <style:list-level-properties text:space-before="1.271cm" text:min-label-width="0.793cm"/>
        <style:text-properties style:font-name="Arial" fo:color="#1126ff" fo:font-size="75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1126ff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1126ff" fo:font-size="75%"/>
      </text:list-level-style-bullet>
      <text:list-level-style-bullet text:level="2" text:bullet-char="•">
        <style:list-level-properties text:space-before="1.271cm" text:min-label-width="0.793cm"/>
        <style:text-properties style:font-name="Arial" fo:color="#1126ff" fo:font-size="75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1126ff" fo:font-size="75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1126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" fo:color="#1126ff" fo:font-size="75%"/>
      </text:list-level-style-bullet>
      <text:list-level-style-bullet text:level="2" text:bullet-char="•">
        <style:list-level-properties text:space-before="1.271cm" text:min-label-width="0.793cm"/>
        <style:text-properties style:font-name="Arial" fo:color="#1126ff" fo:font-size="75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1126ff" fo:font-size="75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1126ff" fo:font-size="75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1126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For_20_bilde_20_i_20_full_20_størrelse" style:display-name="For bilde i full størrelse" style:page-layout-name="PM1" draw:style-name="Mdp1">
      <draw:frame draw:name="Bilde 6" draw:style-name="Mgr3" draw:text-style-name="MP5" draw:layer="backgroundobjects" svg:width="1.999cm" svg:height="0.666cm" svg:x="22.246cm" svg:y="13.025cm">
        <draw:image xlink:href="Pictures/1000020100000258000000C813404DEC3EED8377.png" xlink:type="simple" xlink:show="embed" xlink:actuate="onLoad" loext:mime-type="image/png">
          <text:p/>
        </draw:image>
        <svg:desc>scienta_logo.png</svg:desc>
      </draw:frame>
      <draw:frame presentation:style-name="For_20_bilde_20_i_20_full_20_størrelse-title" draw:layer="backgroundobjects" svg:width="22.859cm" svg:height="2.385cm" svg:x="1.27cm" svg:y="0.57cm" presentation:class="title" presentation:placeholder="true">
        <draw:text-box/>
      </draw:frame>
      <draw:frame presentation:style-name="For_20_bilde_20_i_20_full_20_størrels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For_20_bilde_20_i_20_full_20_størrelse-title" draw:layer="backgroundobjects" svg:width="18.624cm" svg:height="10.476cm" svg:x="1.482cm" svg:y="2.123cm" presentation:class="page"/>
        <draw:frame presentation:style-name="For_20_bilde_20_i_20_full_20_størrels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tel_20_og_20_innhold" style:display-name="Tittel og innhold" style:page-layout-name="PM1" draw:style-name="Mdp2">
      <draw:frame draw:name="Bilde 6" draw:style-name="Mgr3" draw:text-style-name="MP5" draw:layer="backgroundobjects" svg:width="1.999cm" svg:height="0.666cm" svg:x="22.246cm" svg:y="13.025cm">
        <draw:image xlink:href="Pictures/1000020100000258000000C813404DEC3EED8377.png" xlink:type="simple" xlink:show="embed" xlink:actuate="onLoad" loext:mime-type="image/png">
          <text:p/>
        </draw:image>
        <svg:desc>scienta_logo.png</svg:desc>
      </draw:frame>
      <draw:frame draw:name="Tittel 1" presentation:style-name="Mpr3" draw:text-style-name="MP7" draw:layer="backgroundobjects" svg:width="22.859cm" svg:height="2.38cm" svg:x="1.27cm" svg:y="0.572cm" presentation:class="title" presentation:user-transformed="true">
        <draw:text-box>
          <text:p text:style-name="MP6"><text:span text:style-name="MT1">Klikk for å redigere tittelstil</text:span></text:p>
        </draw:text-box>
      </draw:frame>
      <draw:frame draw:name="Plassholder for innhold 2" presentation:style-name="Mpr4" draw:text-style-name="MP13" draw:layer="backgroundobjects" svg:width="22.859cm" svg:height="9.428cm" svg:x="1.27cm" svg:y="3.334cm" presentation:class="outline" presentation:user-transformed="true">
        <draw:text-box>
          <text:list text:style-name="ML4">
            <text:list-item>
              <text:p text:style-name="MP8"><text:span text:style-name="MT2">Klikk for å redigere </text:span><text:span text:style-name="MT2">tekststiler i mal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Andre ni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4">Tredje nivå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5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tel_20_og_20_innhold-title" draw:layer="backgroundobjects" svg:width="18.624cm" svg:height="10.476cm" svg:x="1.482cm" svg:y="2.123cm" presentation:class="page"/>
        <draw:frame presentation:style-name="Tittel_20_og_20_innhol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5f_Kapittel" style:display-name="2_Kapittel" style:page-layout-name="PM1" draw:style-name="Mdp3">
      <draw:frame draw:name="Bilde 6" draw:style-name="Mgr3" draw:text-style-name="MP5" draw:layer="backgroundobjects" svg:width="1.999cm" svg:height="0.666cm" svg:x="22.246cm" svg:y="13.025cm">
        <draw:image xlink:href="Pictures/1000020100000258000000C813404DEC3EED8377.png" xlink:type="simple" xlink:show="embed" xlink:actuate="onLoad" loext:mime-type="image/png">
          <text:p/>
        </draw:image>
        <svg:desc>scienta_logo.png</svg:desc>
      </draw:frame>
      <draw:frame draw:name="Tittel 1" presentation:style-name="Mpr7" draw:text-style-name="MP15" draw:layer="backgroundobjects" svg:width="16.392cm" svg:height="2.38cm" svg:x="4.481cm" svg:y="2.904cm" presentation:class="title" presentation:user-transformed="true">
        <draw:text-box>
          <text:p text:style-name="MP14"><text:span text:style-name="MT3">Kapittel</text:span></text:p>
        </draw:text-box>
      </draw:frame>
      <draw:frame presentation:style-name="_32__5f_Kapittel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_32__5f_Kapittel-title" draw:layer="backgroundobjects" svg:width="18.624cm" svg:height="10.476cm" svg:x="1.482cm" svg:y="2.123cm" presentation:class="page"/>
        <draw:frame presentation:style-name="_32__5f_Kapittel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o_20_innholdsdeler" style:display-name="To innholdsdeler" style:page-layout-name="PM1" draw:style-name="Mdp2">
      <draw:frame draw:name="Bilde 6" draw:style-name="Mgr3" draw:text-style-name="MP5" draw:layer="backgroundobjects" svg:width="1.999cm" svg:height="0.666cm" svg:x="22.246cm" svg:y="13.025cm">
        <draw:image xlink:href="Pictures/1000020100000258000000C813404DEC3EED8377.png" xlink:type="simple" xlink:show="embed" xlink:actuate="onLoad" loext:mime-type="image/png">
          <text:p/>
        </draw:image>
        <svg:desc>scienta_logo.png</svg:desc>
      </draw:frame>
      <draw:frame draw:name="Tittel 1" presentation:style-name="Mpr10" draw:text-style-name="MP7" draw:layer="backgroundobjects" svg:width="22.859cm" svg:height="2.38cm" svg:x="1.27cm" svg:y="0.572cm" presentation:class="title" presentation:user-transformed="true">
        <draw:text-box>
          <text:p text:style-name="MP6"><text:span text:style-name="MT1">Klikk for å redigere tittelstil</text:span></text:p>
        </draw:text-box>
      </draw:frame>
      <draw:frame draw:name="Plassholder for innhold 2" presentation:style-name="Mpr11" draw:text-style-name="MP13" draw:layer="backgroundobjects" svg:width="11.217cm" svg:height="9.428cm" svg:x="1.27cm" svg:y="3.334cm" presentation:class="outline" presentation:user-transformed="true">
        <draw:text-box>
          <text:list text:style-name="ML4">
            <text:list-item>
              <text:p text:style-name="MP8"><text:span text:style-name="MT2">Klikk for å redigere </text:span><text:span text:style-name="MT2">tekststiler i mal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Andre ni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5">Tredje nivå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ssholder for innhold 3" presentation:style-name="Mpr11" draw:text-style-name="MP13" draw:layer="backgroundobjects" svg:width="11.217cm" svg:height="9.428cm" svg:x="12.912cm" svg:y="3.334cm" presentation:class="outline" presentation:user-transformed="true">
        <draw:text-box>
          <text:list text:style-name="ML4">
            <text:list-item>
              <text:p text:style-name="MP8"><text:span text:style-name="MT2">Klikk for å redigere </text:span><text:span text:style-name="MT2">tekststiler i mal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Andre ni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5">Tredje nivå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_20_innholdsdeler-title" draw:layer="backgroundobjects" svg:width="18.624cm" svg:height="10.476cm" svg:x="1.482cm" svg:y="2.123cm" presentation:class="page"/>
        <draw:frame presentation:style-name="To_20_innholdsdeler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Kapittel" style:display-name="1_Kapittel" style:page-layout-name="PM1" draw:style-name="Mdp4">
      <draw:frame draw:name="Bilde 6" draw:style-name="Mgr3" draw:text-style-name="MP5" draw:layer="backgroundobjects" svg:width="1.999cm" svg:height="0.666cm" svg:x="22.246cm" svg:y="13.025cm">
        <draw:image xlink:href="Pictures/1000020100000258000000C813404DEC3EED8377.png" xlink:type="simple" xlink:show="embed" xlink:actuate="onLoad" loext:mime-type="image/png">
          <text:p/>
        </draw:image>
        <svg:desc>scienta_logo.png</svg:desc>
      </draw:frame>
      <draw:frame draw:name="Tittel 1" presentation:style-name="Mpr14" draw:text-style-name="MP15" draw:layer="backgroundobjects" svg:width="16.392cm" svg:height="2.38cm" svg:x="4.481cm" svg:y="2.904cm" presentation:class="title" presentation:user-transformed="true">
        <draw:text-box>
          <text:p text:style-name="MP14"><text:span text:style-name="MT3">Kapittel</text:span></text:p>
        </draw:text-box>
      </draw:frame>
      <draw:frame presentation:style-name="_31__5f_Kapittel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_31__5f_Kapittel-title" draw:layer="backgroundobjects" svg:width="18.624cm" svg:height="10.476cm" svg:x="1.482cm" svg:y="2.123cm" presentation:class="page"/>
        <draw:frame presentation:style-name="_31__5f_Kapittel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Kapittel" style:page-layout-name="PM1" draw:style-name="Mdp5">
      <draw:frame draw:name="Bilde 6" draw:style-name="Mgr3" draw:text-style-name="MP5" draw:layer="backgroundobjects" svg:width="1.999cm" svg:height="0.666cm" svg:x="22.246cm" svg:y="13.025cm">
        <draw:image xlink:href="Pictures/1000020100000258000000C813404DEC3EED8377.png" xlink:type="simple" xlink:show="embed" xlink:actuate="onLoad" loext:mime-type="image/png">
          <text:p/>
        </draw:image>
        <svg:desc>scienta_logo.png</svg:desc>
      </draw:frame>
      <draw:frame draw:name="Tittel 1" presentation:style-name="Mpr17" draw:text-style-name="MP15" draw:layer="backgroundobjects" svg:width="16.392cm" svg:height="2.38cm" svg:x="4.481cm" svg:y="2.904cm" presentation:class="title" presentation:user-transformed="true">
        <draw:text-box>
          <text:p text:style-name="MP14"><text:span text:style-name="MT3">Kapittel</text:span></text:p>
        </draw:text-box>
      </draw:frame>
      <draw:frame presentation:style-name="Kapittel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Kapittel-title" draw:layer="backgroundobjects" svg:width="18.624cm" svg:height="10.476cm" svg:x="1.482cm" svg:y="2.123cm" presentation:class="page"/>
        <draw:frame presentation:style-name="Kapittel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tel_20_og_20_tekst" style:display-name="Tittel og tekst" style:page-layout-name="PM1" draw:style-name="Mdp1">
      <draw:frame draw:name="Bilde 6" draw:style-name="Mgr3" draw:text-style-name="MP5" draw:layer="backgroundobjects" svg:width="1.999cm" svg:height="0.574cm" svg:x="22.246cm" svg:y="13.071cm">
        <draw:image xlink:href="Pictures/10000201000001470000005E077C932A3C8A9082.png" xlink:type="simple" xlink:show="embed" xlink:actuate="onLoad" loext:mime-type="image/png">
          <text:p/>
        </draw:image>
      </draw:frame>
      <draw:custom-shape draw:name="Plassholder for tittel 1" draw:style-name="Mgr4" draw:text-style-name="MP7" draw:layer="backgroundobjects" svg:width="22.859cm" svg:height="2.38cm" svg:x="1.27cm" svg:y="0.572cm">
        <text:p text:style-name="MP16"><text:span text:style-name="MT7">Klikk for å redigere tittelsti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tel 1" presentation:style-name="Mpr20" draw:text-style-name="MP7" draw:layer="backgroundobjects" svg:width="22.224cm" svg:height="2.38cm" svg:x="1.27cm" svg:y="0.572cm" presentation:class="title" presentation:user-transformed="true">
        <draw:text-box>
          <text:p text:style-name="MP6"><text:span text:style-name="MT8">Klikk for å redigere tittelstil</text:span></text:p>
        </draw:text-box>
      </draw:frame>
      <draw:frame presentation:style-name="Tittel_20_og_20_teks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tel_20_og_20_tekst-title" draw:layer="backgroundobjects" svg:width="18.624cm" svg:height="10.476cm" svg:x="1.482cm" svg:y="2.123cm" presentation:class="page"/>
        <draw:frame presentation:style-name="Tittel_20_og_20_tekst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Bilde 6" draw:style-name="Mgr3" draw:text-style-name="MP5" draw:layer="backgroundobjects" svg:width="1.999cm" svg:height="0.574cm" svg:x="22.246cm" svg:y="13.071cm">
        <draw:image xlink:href="Pictures/10000201000001470000005E077C932A3C8A9082.png" xlink:type="simple" xlink:show="embed" xlink:actuate="onLoad" loext:mime-type="image/png">
          <text:p/>
        </draw:image>
      </draw:frame>
      <draw:frame draw:name="Tittel 1" presentation:style-name="Mpr23" draw:text-style-name="MP7" draw:layer="backgroundobjects" svg:width="22.859cm" svg:height="2.38cm" svg:x="1.27cm" svg:y="0.572cm" presentation:class="title" presentation:user-transformed="true">
        <draw:text-box>
          <text:p text:style-name="MP6"><text:span text:style-name="MT8">Klikk for å redigere tittelstil</text:span></text:p>
        </draw:text-box>
      </draw:frame>
      <draw:frame draw:name="Plassholder for innhold 2" presentation:style-name="Mpr24" draw:text-style-name="MP13" draw:layer="backgroundobjects" svg:width="22.859cm" svg:height="9.428cm" svg:x="1.27cm" svg:y="3.334cm" presentation:class="outline" presentation:user-transformed="true">
        <draw:text-box>
          <text:list text:style-name="ML4">
            <text:list-item>
              <text:p text:style-name="MP8"><text:span text:style-name="MT9">Klikk for å redigere </text:span><text:span text:style-name="MT9">tekststiler i mal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10">Andre ni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11">Tredje nivå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12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13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Bilde 6" draw:style-name="Mgr3" draw:text-style-name="MP5" draw:layer="backgroundobjects" svg:width="1.999cm" svg:height="0.574cm" svg:x="22.246cm" svg:y="13.071cm">
        <draw:image xlink:href="Pictures/10000201000001470000005E077C932A3C8A9082.png" xlink:type="simple" xlink:show="embed" xlink:actuate="onLoad" loext:mime-type="image/png">
          <text:p/>
        </draw:image>
      </draw:frame>
      <draw:frame draw:name="Tittel 1" presentation:style-name="Mpr27" draw:text-style-name="MP7" draw:layer="backgroundobjects" svg:width="22.859cm" svg:height="2.38cm" svg:x="1.27cm" svg:y="0.572cm" presentation:class="title" presentation:user-transformed="true">
        <draw:text-box>
          <text:p text:style-name="MP6"><text:span text:style-name="MT8">Klikk for å redigere tittelstil</text:span></text:p>
        </draw:text-box>
      </draw:frame>
      <draw:frame draw:name="Plassholder for innhold 2" presentation:style-name="Mpr28" draw:text-style-name="MP13" draw:layer="backgroundobjects" svg:width="11.217cm" svg:height="9.428cm" svg:x="1.27cm" svg:y="3.334cm" presentation:class="outline" presentation:user-transformed="true">
        <draw:text-box>
          <text:list text:style-name="ML4">
            <text:list-item>
              <text:p text:style-name="MP8"><text:span text:style-name="MT9">Klikk for å redigere </text:span><text:span text:style-name="MT9">tekststiler i mal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10">Andre ni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12">Tredje nivå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3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13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ssholder for innhold 3" presentation:style-name="Mpr28" draw:text-style-name="MP13" draw:layer="backgroundobjects" svg:width="11.217cm" svg:height="9.428cm" svg:x="12.912cm" svg:y="3.334cm" presentation:class="outline" presentation:user-transformed="true">
        <draw:text-box>
          <text:list text:style-name="ML4">
            <text:list-item>
              <text:p text:style-name="MP8"><text:span text:style-name="MT9">Klikk for å redigere </text:span><text:span text:style-name="MT9">tekststiler i mal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10">Andre ni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12">Tredje nivå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3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13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owerPoint-presentasjon</dc:title>
    <meta:initial-creator>tn</meta:initial-creator>
    <meta:editing-cycles>56</meta:editing-cycles>
    <meta:creation-date>2014-08-20T10:31:47</meta:creation-date>
    <dc:date>2019-11-11T20:40:42.289500572</dc:date>
    <meta:editing-duration>PT10H45M18S</meta:editing-duration>
    <meta:generator>LibreOffice/6.3.2.2$Linux_X86_64 LibreOffice_project/30$Build-2</meta:generator>
    <meta:document-statistic meta:object-count="15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Skjermfremvisning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